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frac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i>log</mi>
          <mrow>
            <mo fence="true" form="prefix" stretchy="false">(</mo>
            <mrow>
              <msub>
                <mi>x</mi>
                <mi>i</mi>
              </msub>
            </mrow>
            <mo fence="true" form="postfix" stretchy="false">)</mo>
          </mrow>
        </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 mathvariant="italic">Adjusted</mi>
          </mrow>
          <mi mathvariant="italic">Expected</mi>
          <mi mathvariant="italic">Goals</mi>
        </mrow>
      </mfrac>
      <mspace width="6em"/>
      <mi mathvariant="italic">where</mi>
      <mrow>
        <msub>
          <mi>x</mi>
          <mi>i</mi>
        </msub>
        <mo stretchy="false">=</mo>
        <mfrac>
          <mrow>
            <mo stretchy="false">∑</mo>
            <mrow>
              <mi mathvariant="italic">Adjusted</mi>
              <mi mathvariant="italic">Expected</mi>
              <mi mathvariant="italic">Goals</mi>
              <mi mathvariant="italic">between</mi>
              <msub>
                <mi mathvariant="italic">goal</mi>
                <mi>i</mi>
              </msub>
              <mi>,</mi>
              <msub>
                <mi mathvariant="italic">goal</mi>
                <mrow>
                  <mi>i</mi>
                  <mo stretchy="false">−</mo>
                  <mn>1</mn>
                </mrow>
              </msub>
            </mrow>
          </mrow>
          <mrow>
            <mi mathvariant="italic">total</mi>
            <mi mathvariant="italic">season</mi>
            <mrow>
              <mi mathvariant="italic">shots</mi>
              <mo stretchy="false">+</mo>
              <mn>1</mn>
            </mrow>
          </mrow>
        </mfrac>
      </mrow>
    </mrow>
    <annotation encoding="StarMath 5.0">{sum from{i=1} to{n} x_{i}log(x_{i}) } over { sum from{i=1} to{n} Adjusted Expected Goals }  ~~~ where x_{i} =  { sum  {{Adjusted Expected Goals between goal_{i}, goal_{i-1}}}} over { total season shots + 1 } </annotation>
  </semantics>
</math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6T21:04:10.186007070</meta:creation-date>
    <dc:date>2022-04-06T22:19:51.496948465</dc:date>
    <meta:editing-duration>PT51M28S</meta:editing-duration>
    <meta:editing-cycles>1</meta:editing-cycles>
    <meta:generator>LibreOffice/7.3.0.3$MacOSX_X86_64 LibreOffice_project/0f246aa12d0eee4a0f7adcefbf7c878fc2238db3</meta:generator>
  </office:meta>
</office:document-meta>
</file>